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Support 9700x</text:p>
          </table:table-cell>
          <table:table-cell table:style-name="ce258" office:value-type="float" office:value="2000000" calcext:value-type="float">
            <text:p>2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QHD QWHD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 office:value-type="float" office:value="600000" calcext:value-type="float">
            <text:p>6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2044001" calcext:value-type="float">
            <text:p>12,04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8974001" calcext:value-type="float">
            <text:p>8,97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08T15:10:08.648349532</dc:date>
    <meta:editing-duration>P18DT23H12M43S</meta:editing-duration>
    <meta:editing-cycles>953</meta:editing-cycles>
    <meta:generator>LibreOffice/24.8.4.2$Linux_X86_64 LibreOffice_project/480$Build-2</meta:generator>
    <meta:document-statistic meta:table-count="17" meta:cell-count="1168" meta:object-count="0"/>
  </office:meta>
</office:document-meta>
</file>